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333366" draw:marker-start-width="0.275cm" draw:marker-end-width="0.275cm" draw:fill="gradient" draw:fill-gradient-name="Radial_20_sun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standard">
      <style:graphic-properties svg:stroke-width="0.15cm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cm" svg:stroke-color="#333366" draw:marker-start-width="0.275cm" draw:marker-end-width="0.275cm" draw:fill="none" draw:fill-gradient-name="Radial_20_sun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15cm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cm" svg:stroke-color="#808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15cm" svg:stroke-color="#80808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808080" fo:font-size="18pt" style:font-size-asian="18pt" style:font-size-complex="18pt"/>
    </style:style>
    <style:style style:name="T1" style:family="text">
      <style:text-properties fo:color="#808080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1.5cm" svg:height="1.5cm" svg:x="3.1cm" svg:y="0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.5cm" svg:height="1.5cm" svg:x="6.1cm" svg:y="2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1.5cm" svg:height="1.5cm" svg:x="3.1cm" svg:y="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1.5cm" svg:height="1.5cm" svg:x="6.1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.5cm" svg:height="1.5cm" svg:x="0.6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8" draw:layer="layout" svg:width="1.5cm" svg:height="1.5cm" svg:x="0.1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9" draw:layer="layout" svg:width="1.5cm" svg:height="1.5cm" svg:x="3.1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7" draw:layer="layout" svg:width="1.5cm" svg:height="1.5cm" svg:x="6.1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6" draw:layer="layout" svg:width="1.5cm" svg:height="1.5cm" svg:x="9.6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lines" svg:x1="3.849cm" svg:y1="2cm" svg:x2="3.849cm" svg:y2="4cm" draw:start-shape="id1" draw:start-glue-point="8" draw:end-shape="id2" draw:end-glue-point="4">
          <text:p/>
        </draw:connector>
        <draw:connector draw:style-name="gr2" draw:text-style-name="P1" draw:layer="layout" draw:type="lines" draw:line-skew="0cm -0.5cm" svg:x1="4.6cm" svg:y1="1.249cm" svg:x2="6.849cm" svg:y2="2.5cm" draw:start-shape="id1" draw:start-glue-point="10" draw:end-shape="id3" draw:end-glue-point="4">
          <text:p/>
        </draw:connector>
        <draw:connector draw:style-name="gr2" draw:text-style-name="P1" draw:layer="layout" draw:type="lines" svg:x1="3.1cm" svg:y1="4.749cm" svg:x2="1.349cm" svg:y2="6.5cm" draw:start-shape="id2" draw:start-glue-point="6" draw:end-shape="id4" draw:end-glue-point="4">
          <text:p/>
        </draw:connector>
        <draw:connector draw:style-name="gr2" draw:text-style-name="P1" draw:layer="layout" draw:type="lines" svg:x1="4.6cm" svg:y1="4.749cm" svg:x2="6.849cm" svg:y2="6.5cm" draw:start-shape="id2" draw:start-glue-point="10" draw:end-shape="id5" draw:end-glue-point="4">
          <text:p/>
        </draw:connector>
        <draw:connector draw:style-name="gr2" draw:text-style-name="P1" draw:layer="layout" draw:type="lines" svg:x1="7.6cm" svg:y1="7.249cm" svg:x2="9.6cm" svg:y2="7.25cm" draw:start-shape="id5" draw:start-glue-point="10" draw:end-shape="id6" draw:end-glue-point="3">
          <text:p/>
        </draw:connector>
        <draw:connector draw:style-name="gr2" draw:text-style-name="P1" draw:layer="layout" draw:type="lines" svg:x1="6.849cm" svg:y1="8cm" svg:x2="6.85cm" svg:y2="9.5cm" draw:start-shape="id5" draw:start-glue-point="8" draw:end-shape="id7">
          <text:p/>
        </draw:connector>
        <draw:connector draw:style-name="gr2" draw:text-style-name="P1" draw:layer="layout" draw:type="lines" svg:x1="1.349cm" svg:y1="8cm" svg:x2="0.849cm" svg:y2="9.5cm" draw:start-shape="id4" draw:start-glue-point="8" draw:end-shape="id8" draw:end-glue-point="4">
          <text:p/>
        </draw:connector>
        <draw:connector draw:style-name="gr2" draw:text-style-name="P1" draw:layer="layout" draw:type="lines" svg:x1="2.1cm" svg:y1="7.249cm" svg:x2="3.85cm" svg:y2="9.5cm" draw:start-shape="id4" draw:start-glue-point="10" draw:end-shape="id9">
          <text:p/>
        </draw:connector>
        <draw:frame draw:style-name="gr3" draw:layer="layout" svg:width="2.184cm" svg:height="0.798cm" svg:x="0.789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draw:id="id10" draw:layer="layout" svg:width="1.5cm" svg:height="1.5cm" svg:x="14.6cm" svg:y="0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2" draw:layer="layout" svg:width="1.5cm" svg:height="1.5cm" svg:x="17.6cm" svg:y="2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1" draw:layer="layout" svg:width="1.5cm" svg:height="1.5cm" svg:x="14.6cm" svg:y="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4" draw:layer="layout" svg:width="1.5cm" svg:height="1.5cm" svg:x="17.6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3" draw:layer="layout" svg:width="1.5cm" svg:height="1.5cm" svg:x="12.1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7" draw:layer="layout" svg:width="1.5cm" svg:height="1.5cm" svg:x="11.6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8" draw:layer="layout" svg:width="1.5cm" svg:height="1.5cm" svg:x="14.6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6" draw:layer="layout" svg:width="1.5cm" svg:height="1.5cm" svg:x="17.6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15" draw:layer="layout" svg:width="1.5cm" svg:height="1.5cm" svg:x="21.1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lines" svg:x1="15.349cm" svg:y1="2cm" svg:x2="15.349cm" svg:y2="4cm" draw:start-shape="id10" draw:start-glue-point="8" draw:end-shape="id11" draw:end-glue-point="4">
          <text:p/>
        </draw:connector>
        <draw:connector draw:style-name="gr5" draw:text-style-name="P1" draw:layer="layout" draw:type="lines" draw:line-skew="0cm -0.5cm" svg:x1="16.1cm" svg:y1="1.249cm" svg:x2="18.349cm" svg:y2="2.5cm" draw:start-shape="id10" draw:start-glue-point="10" draw:end-shape="id12" draw:end-glue-point="4">
          <text:p/>
        </draw:connector>
        <draw:connector draw:style-name="gr2" draw:text-style-name="P1" draw:layer="layout" draw:type="lines" svg:x1="14.6cm" svg:y1="4.749cm" svg:x2="12.849cm" svg:y2="6.5cm" draw:start-shape="id11" draw:start-glue-point="6" draw:end-shape="id13" draw:end-glue-point="4">
          <text:p/>
        </draw:connector>
        <draw:connector draw:style-name="gr5" draw:text-style-name="P1" draw:layer="layout" draw:type="lines" svg:x1="16.1cm" svg:y1="4.749cm" svg:x2="18.349cm" svg:y2="6.5cm" draw:start-shape="id11" draw:start-glue-point="10" draw:end-shape="id14" draw:end-glue-point="4">
          <text:p/>
        </draw:connector>
        <draw:connector draw:style-name="gr5" draw:text-style-name="P1" draw:layer="layout" draw:type="lines" svg:x1="19.1cm" svg:y1="7.249cm" svg:x2="21.1cm" svg:y2="7.25cm" draw:start-shape="id14" draw:start-glue-point="10" draw:end-shape="id15" draw:end-glue-point="3">
          <text:p/>
        </draw:connector>
        <draw:connector draw:style-name="gr5" draw:text-style-name="P1" draw:layer="layout" draw:type="lines" svg:x1="18.349cm" svg:y1="8cm" svg:x2="18.35cm" svg:y2="9.5cm" draw:start-shape="id14" draw:start-glue-point="8" draw:end-shape="id16">
          <text:p/>
        </draw:connector>
        <draw:connector draw:style-name="gr5" draw:text-style-name="P1" draw:layer="layout" draw:type="lines" svg:x1="12.849cm" svg:y1="8cm" svg:x2="12.349cm" svg:y2="9.5cm" draw:start-shape="id13" draw:start-glue-point="8" draw:end-shape="id17" draw:end-glue-point="4">
          <text:p/>
        </draw:connector>
        <draw:connector draw:style-name="gr2" draw:text-style-name="P1" draw:layer="layout" draw:type="lines" svg:x1="13.6cm" svg:y1="7.249cm" svg:x2="15.35cm" svg:y2="9.5cm" draw:start-shape="id13" draw:start-glue-point="10" draw:end-shape="id18">
          <text:p/>
        </draw:connector>
        <draw:frame draw:style-name="gr3" draw:layer="layout" svg:width="2.801cm" svg:height="0.786cm" svg:x="11.7cm" svg:y="0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draw:id="id19" draw:layer="layout" svg:width="1.5cm" svg:height="1.5cm" svg:x="3.1cm" svg:y="12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1" draw:layer="layout" svg:width="1.5cm" svg:height="1.5cm" svg:x="6.1cm" svg:y="14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20" draw:layer="layout" svg:width="1.5cm" svg:height="1.5cm" svg:x="3.1cm" svg:y="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3" draw:layer="layout" svg:width="1.5cm" svg:height="1.5cm" svg:x="6.1cm" svg:y="18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22" draw:layer="layout" svg:width="1.5cm" svg:height="1.5cm" svg:x="0.6cm" svg:y="18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6" draw:layer="layout" svg:width="1.5cm" svg:height="1.5cm" svg:x="0.1cm" svg:y="2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7" draw:layer="layout" svg:width="1.5cm" svg:height="1.5cm" svg:x="3.1cm" svg:y="2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25" draw:layer="layout" svg:width="1.5cm" svg:height="1.5cm" svg:x="6.1cm" svg:y="2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24" draw:layer="layout" svg:width="1.5cm" svg:height="1.5cm" svg:x="9.6cm" svg:y="18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lines" svg:x1="3.849cm" svg:y1="14cm" svg:x2="3.849cm" svg:y2="16cm" draw:start-shape="id19" draw:start-glue-point="8" draw:end-shape="id20" draw:end-glue-point="4">
          <text:p/>
        </draw:connector>
        <draw:connector draw:style-name="gr2" draw:text-style-name="P1" draw:layer="layout" draw:type="lines" draw:line-skew="0cm -0.5cm" svg:x1="4.6cm" svg:y1="13.249cm" svg:x2="6.849cm" svg:y2="14.5cm" draw:start-shape="id19" draw:start-glue-point="10" draw:end-shape="id21" draw:end-glue-point="4">
          <text:p/>
        </draw:connector>
        <draw:connector draw:style-name="gr2" draw:text-style-name="P1" draw:layer="layout" draw:type="lines" svg:x1="3.1cm" svg:y1="16.749cm" svg:x2="1.349cm" svg:y2="18.5cm" draw:start-shape="id20" draw:start-glue-point="6" draw:end-shape="id22" draw:end-glue-point="4">
          <text:p/>
        </draw:connector>
        <draw:connector draw:style-name="gr2" draw:text-style-name="P1" draw:layer="layout" draw:type="lines" svg:x1="4.6cm" svg:y1="16.749cm" svg:x2="6.849cm" svg:y2="18.5cm" draw:start-shape="id20" draw:start-glue-point="10" draw:end-shape="id23" draw:end-glue-point="4">
          <text:p/>
        </draw:connector>
        <draw:connector draw:style-name="gr2" draw:text-style-name="P1" draw:layer="layout" draw:type="lines" svg:x1="7.6cm" svg:y1="19.249cm" svg:x2="9.6cm" svg:y2="19.25cm" draw:start-shape="id23" draw:start-glue-point="10" draw:end-shape="id24" draw:end-glue-point="3">
          <text:p/>
        </draw:connector>
        <draw:connector draw:style-name="gr2" draw:text-style-name="P1" draw:layer="layout" draw:type="lines" svg:x1="6.849cm" svg:y1="20cm" svg:x2="6.85cm" svg:y2="21.5cm" draw:start-shape="id23" draw:start-glue-point="8" draw:end-shape="id25">
          <text:p/>
        </draw:connector>
        <draw:connector draw:style-name="gr2" draw:text-style-name="P1" draw:layer="layout" draw:type="lines" svg:x1="1.349cm" svg:y1="20cm" svg:x2="0.849cm" svg:y2="21.5cm" draw:start-shape="id22" draw:start-glue-point="8" draw:end-shape="id26" draw:end-glue-point="4">
          <text:p/>
        </draw:connector>
        <draw:connector draw:style-name="gr2" draw:text-style-name="P1" draw:layer="layout" draw:type="lines" svg:x1="2.1cm" svg:y1="19.249cm" svg:x2="3.85cm" svg:y2="21.5cm" draw:start-shape="id22" draw:start-glue-point="10" draw:end-shape="id27">
          <text:p/>
        </draw:connector>
        <draw:frame draw:style-name="gr3" draw:layer="layout" svg:width="2.77cm" svg:height="0.786cm" svg:x="0.203cm" svg:y="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id="id28" draw:layer="layout" svg:width="1.5cm" svg:height="1.5cm" svg:x="14.566cm" svg:y="12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30" draw:layer="layout" svg:width="1.5cm" svg:height="1.5cm" svg:x="17.566cm" svg:y="14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9" draw:layer="layout" svg:width="1.5cm" svg:height="1.5cm" svg:x="14.566cm" svg:y="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32" draw:layer="layout" svg:width="1.5cm" svg:height="1.5cm" svg:x="17.566cm" svg:y="18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1" draw:layer="layout" svg:width="1.5cm" svg:height="1.5cm" svg:x="12.066cm" svg:y="18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35" draw:layer="layout" svg:width="1.5cm" svg:height="1.5cm" svg:x="11.566cm" svg:y="2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6" draw:layer="layout" svg:width="1.5cm" svg:height="1.5cm" svg:x="14.566cm" svg:y="2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34" draw:layer="layout" svg:width="1.5cm" svg:height="1.5cm" svg:x="17.566cm" svg:y="2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33" draw:layer="layout" svg:width="1.5cm" svg:height="1.5cm" svg:x="21.066cm" svg:y="18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lines" svg:x1="15.315cm" svg:y1="14cm" svg:x2="15.315cm" svg:y2="16cm" draw:start-shape="id28" draw:start-glue-point="8" draw:end-shape="id29" draw:end-glue-point="4">
          <text:p/>
        </draw:connector>
        <draw:connector draw:style-name="gr5" draw:text-style-name="P1" draw:layer="layout" draw:type="lines" draw:line-skew="0cm -0.5cm" svg:x1="16.066cm" svg:y1="13.249cm" svg:x2="18.315cm" svg:y2="14.5cm" draw:start-shape="id28" draw:start-glue-point="10" draw:end-shape="id30" draw:end-glue-point="4">
          <text:p/>
        </draw:connector>
        <draw:connector draw:style-name="gr2" draw:text-style-name="P1" draw:layer="layout" draw:type="lines" svg:x1="14.566cm" svg:y1="16.749cm" svg:x2="12.815cm" svg:y2="18.5cm" draw:start-shape="id29" draw:start-glue-point="6" draw:end-shape="id31" draw:end-glue-point="4">
          <text:p/>
        </draw:connector>
        <draw:connector draw:style-name="gr5" draw:text-style-name="P1" draw:layer="layout" draw:type="lines" svg:x1="16.066cm" svg:y1="16.749cm" svg:x2="18.315cm" svg:y2="18.5cm" draw:start-shape="id29" draw:start-glue-point="10" draw:end-shape="id32" draw:end-glue-point="4">
          <text:p/>
        </draw:connector>
        <draw:connector draw:style-name="gr5" draw:text-style-name="P1" draw:layer="layout" draw:type="lines" svg:x1="19.066cm" svg:y1="19.249cm" svg:x2="21.066cm" svg:y2="19.25cm" draw:start-shape="id32" draw:start-glue-point="10" draw:end-shape="id33" draw:end-glue-point="3">
          <text:p/>
        </draw:connector>
        <draw:connector draw:style-name="gr5" draw:text-style-name="P1" draw:layer="layout" draw:type="lines" svg:x1="18.315cm" svg:y1="20cm" svg:x2="18.316cm" svg:y2="21.5cm" draw:start-shape="id32" draw:start-glue-point="8" draw:end-shape="id34">
          <text:p/>
        </draw:connector>
        <draw:connector draw:style-name="gr5" draw:text-style-name="P1" draw:layer="layout" draw:type="lines" svg:x1="12.815cm" svg:y1="20cm" svg:x2="12.315cm" svg:y2="21.5cm" draw:start-shape="id31" draw:start-glue-point="8" draw:end-shape="id35" draw:end-glue-point="4">
          <text:p/>
        </draw:connector>
        <draw:connector draw:style-name="gr2" draw:text-style-name="P1" draw:layer="layout" draw:type="lines" svg:x1="13.566cm" svg:y1="19.249cm" svg:x2="15.316cm" svg:y2="21.5cm" draw:start-shape="id31" draw:start-glue-point="10" draw:end-shape="id36">
          <text:p/>
        </draw:connector>
        <draw:frame draw:style-name="gr3" draw:layer="layout" svg:width="2.215cm" svg:height="0.798cm" svg:x="12.286cm" svg:y="1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6" draw:text-style-name="P1" draw:layer="layout" draw:type="curve" draw:line-skew="0.347cm 0.269cm" svg:x1="16.066cm" svg:y1="22.249cm" svg:x2="13.346cm" svg:y2="18.718cm" draw:start-shape="id36" draw:start-glue-point="10" draw:end-shape="id31" draw:end-glue-point="11">
          <text:p/>
        </draw:connector>
        <draw:custom-shape draw:style-name="gr4" draw:text-style-name="P1" draw:id="id37" draw:layer="layout" svg:width="1.5cm" svg:height="1.5cm" svg:x="26.1cm" svg:y="0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39" draw:layer="layout" svg:width="1.5cm" svg:height="1.5cm" svg:x="29.1cm" svg:y="2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8" draw:layer="layout" svg:width="1.5cm" svg:height="1.5cm" svg:x="26.1cm" svg:y="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1" draw:layer="layout" svg:width="1.5cm" svg:height="1.5cm" svg:x="29.1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40" draw:layer="layout" svg:width="1.5cm" svg:height="1.5cm" svg:x="23.6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4" draw:layer="layout" svg:width="1.5cm" svg:height="1.5cm" svg:x="23.1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5" draw:layer="layout" svg:width="1.5cm" svg:height="1.5cm" svg:x="26.1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43" draw:layer="layout" svg:width="1.5cm" svg:height="1.5cm" svg:x="29.1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id="id42" draw:layer="layout" svg:width="1.5cm" svg:height="1.5cm" svg:x="32.6cm" svg:y="6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lines" svg:x1="26.849cm" svg:y1="2cm" svg:x2="26.849cm" svg:y2="4cm" draw:start-shape="id37" draw:start-glue-point="8" draw:end-shape="id38" draw:end-glue-point="4">
          <text:p/>
        </draw:connector>
        <draw:connector draw:style-name="gr5" draw:text-style-name="P1" draw:layer="layout" draw:type="lines" draw:line-skew="0cm -0.5cm" svg:x1="27.6cm" svg:y1="1.249cm" svg:x2="29.849cm" svg:y2="2.5cm" draw:start-shape="id37" draw:start-glue-point="10" draw:end-shape="id39" draw:end-glue-point="4">
          <text:p/>
        </draw:connector>
        <draw:connector draw:style-name="gr2" draw:text-style-name="P1" draw:layer="layout" draw:type="lines" svg:x1="26.1cm" svg:y1="4.749cm" svg:x2="24.349cm" svg:y2="6.5cm" draw:start-shape="id38" draw:start-glue-point="6" draw:end-shape="id40" draw:end-glue-point="4">
          <text:p/>
        </draw:connector>
        <draw:connector draw:style-name="gr5" draw:text-style-name="P1" draw:layer="layout" draw:type="lines" svg:x1="27.6cm" svg:y1="4.749cm" svg:x2="29.849cm" svg:y2="6.5cm" draw:start-shape="id38" draw:start-glue-point="10" draw:end-shape="id41" draw:end-glue-point="4">
          <text:p/>
        </draw:connector>
        <draw:connector draw:style-name="gr5" draw:text-style-name="P1" draw:layer="layout" draw:type="lines" svg:x1="30.6cm" svg:y1="7.249cm" svg:x2="32.6cm" svg:y2="7.25cm" draw:start-shape="id41" draw:start-glue-point="10" draw:end-shape="id42" draw:end-glue-point="3">
          <text:p/>
        </draw:connector>
        <draw:connector draw:style-name="gr5" draw:text-style-name="P1" draw:layer="layout" draw:type="lines" svg:x1="29.849cm" svg:y1="8cm" svg:x2="29.85cm" svg:y2="9.5cm" draw:start-shape="id41" draw:start-glue-point="8" draw:end-shape="id43">
          <text:p/>
        </draw:connector>
        <draw:connector draw:style-name="gr5" draw:text-style-name="P1" draw:layer="layout" draw:type="lines" svg:x1="24.349cm" svg:y1="8cm" svg:x2="23.849cm" svg:y2="9.5cm" draw:start-shape="id40" draw:start-glue-point="8" draw:end-shape="id44" draw:end-glue-point="4">
          <text:p/>
        </draw:connector>
        <draw:connector draw:style-name="gr2" draw:text-style-name="P1" draw:layer="layout" draw:type="lines" svg:x1="25.1cm" svg:y1="7.249cm" svg:x2="26.85cm" svg:y2="9.5cm" draw:start-shape="id40" draw:start-glue-point="10" draw:end-shape="id45">
          <text:p/>
        </draw:connector>
        <draw:frame draw:style-name="gr3" draw:layer="layout" svg:width="2.039cm" svg:height="0.786cm" svg:x="23.903cm" svg:y="0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743cm" svg:height="0.786cm" svg:x="26.479cm" svg:y="4.35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748cm" svg:height="0.786cm" svg:x="23.476cm" svg:y="9.85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748cm" svg:height="0.786cm" svg:x="26.476cm" svg:y="9.85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748cm" svg:height="0.786cm" svg:x="29.476cm" svg:y="6.85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layer="layout" svg:width="1.5cm" svg:height="1.5cm" svg:x="26.4cm" svg:y="21.5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1.5cm" svg:height="1.5cm" svg:x="29.1cm" svg:y="9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1.5cm" svg:height="1.5cm" svg:x="26.4cm" svg:y="19.2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2" draw:layer="layout" svg:width="1.878cm" svg:height="0.963cm" svg:x="28.022cm" svg:y="19.544cm">
          <draw:text-box>
            <text:p text:style-name="P2"><text:span text:style-name="T1">state</text:span></text:p>
          </draw:text-box>
        </draw:frame>
        <draw:frame draw:style-name="gr7" draw:text-style-name="P2" draw:layer="layout" svg:width="5.637cm" svg:height="1.675cm" svg:x="28.022cm" svg:y="21.425cm">
          <draw:text-box>
            <text:p text:style-name="P2"><text:span text:style-name="T1">state for which the</text:span></text:p>
            <text:p text:style-name="P2"><text:span text:style-name="T1">formula is true</text:span></text:p>
          </draw:text-box>
        </draw:frame>
        <draw:line draw:style-name="gr8" draw:text-style-name="P1" draw:layer="layout" svg:x1="25.7cm" svg:y1="16.018cm" svg:x2="27.7cm" svg:y2="16.018cm">
          <text:p/>
        </draw:line>
        <draw:line draw:style-name="gr9" draw:text-style-name="P1" draw:layer="layout" svg:x1="25.7cm" svg:y1="18.099cm" svg:x2="27.7cm" svg:y2="18.099cm">
          <text:p/>
        </draw:line>
        <draw:frame draw:style-name="gr7" draw:text-style-name="P2" draw:layer="layout" svg:width="1.907cm" svg:height="0.963cm" svg:x="28.022cm" svg:y="15.537cm">
          <draw:text-box>
            <text:p text:style-name="P2"><text:span text:style-name="T1">edge</text:span></text:p>
          </draw:text-box>
        </draw:frame>
        <draw:frame draw:style-name="gr7" draw:text-style-name="P2" draw:layer="layout" svg:width="6.382cm" svg:height="1.675cm" svg:x="28.022cm" svg:y="17.262cm">
          <draw:text-box>
            <text:p text:style-name="P2"><text:span text:style-name="T1">edge for which the</text:span></text:p>
            <text:p text:style-name="P2"><text:span text:style-name="T1">formula evaluates 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Radial_20_sun" draw:display-name="Radial sun" draw:style="radial" draw:cx="50%" draw:cy="50%" draw:start-color="#ccccff" draw:end-color="#ffffff" draw:start-intensity="100%" draw:end-intensity="100%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.2cm" fo:page-height="23.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1-14T23:34:53</meta:creation-date>
    <dc:creator>Julien Ponge</dc:creator>
    <dc:date>2008-03-25T10:08:09</dc:date>
    <meta:editing-cycles>10</meta:editing-cycles>
    <meta:editing-duration>PT1H4M35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o math:stretchy="false">[</math:mo>
        <math:mo math:stretchy="false">]</math:mo>
      </math:mrow>
      <math:mi/>
      <math:mo math:stretchy="false">ϕ</math:mo>
      <math:mtext/>
    </math:mrow>
    <math:annotation math:encoding="StarMath 5.0">A[]~%varphi%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E</math:mi>
          <math:mo math:stretchy="false">&lt;</math:mo>
          <math:mrow/>
        </math:mrow>
        <math:mo math:stretchy="false">&gt;</math:mo>
        <math:mi/>
      </math:mrow>
      <math:mo math:stretchy="false">ϕ</math:mo>
      <math:mtext/>
    </math:mrow>
    <math:annotation math:encoding="StarMath 5.0">E&lt;{}&gt;~%varphi%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A</math:mi>
          <math:mo math:stretchy="false">&lt;</math:mo>
          <math:mrow/>
        </math:mrow>
        <math:mo math:stretchy="false">&gt;</math:mo>
        <math:mi/>
      </math:mrow>
      <math:mo math:stretchy="false">ϕ</math:mo>
      <math:mtext/>
    </math:mrow>
    <math:annotation math:encoding="StarMath 5.0">A&lt;{}&gt;~%varphi%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o math:stretchy="false">[</math:mo>
        <math:mo math:stretchy="false">]</math:mo>
      </math:mrow>
      <math:mi/>
      <math:mo math:stretchy="false">ϕ</math:mo>
      <math:mtext/>
    </math:mrow>
    <math:annotation math:encoding="StarMath 5.0">E[]~%varphi%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ψ</math:mo>
      <math:mo math:stretchy="false">→</math:mo>
      <math:mo math:stretchy="false">ϕ</math:mo>
    </math:mrow>
    <math:annotation math:encoding="StarMath 5.0">%psi rightarrow %varphi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 math:stretchy="false">ψ</math:mo>
    <math:annotation math:encoding="StarMath 5.0">%psi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 math:stretchy="false">ϕ</math:mo>
    <math:annotation math:encoding="StarMath 5.0">%varphi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ϕ</math:mo>
    <math:annotation math:encoding="StarMath 5.0">%varphi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 math:stretchy="false">ϕ</math:mo>
    <math:annotation math:encoding="StarMath 5.0">%varphi</math:annotation>
  </math:semantics>
</math:math>
</file>